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nuCheckboxExtensionTag.setActionListener( javax . el . MethodExpression ac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Action( MethodExpress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Label( javax . el . ValueExpressio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Value( javax . el . Value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Transition( javax . el . ValueExpression tran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nuCheckboxExtensionTag.setOnclick( javax . el . ValueExpression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nuCheckboxExtensionTag.setBinding( javax . el . ValueExpression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Immediate( javax . el . ValueExpression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RenderedPartially( javax . el . ValueExpression renderedPartial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doStartTag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MenuCheckboxExtensionTag.setLink( javax . el . ValueExpression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Disabled( javax . el . ValueExpressio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